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16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1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1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1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1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1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1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0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0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07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07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06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06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0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0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0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0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200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199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1998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1998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1997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199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1996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199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199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199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199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199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199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198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198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1987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1986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1986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198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0096235901</text:p>
          </table:table-cell>
          <table:table-cell office:value-type="string" calcext:value-type="string">
            <text:p>15N 9E 22C:G-049891</text:p>
          </table:table-cell>
          <table:table-cell office:value-type="string" calcext:value-type="string">
            <text:p>1977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